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7.191cm"/>
    </style:style>
    <style:style style:name="co5" style:family="table-column">
      <style:table-column-properties fo:break-before="auto" style:column-width="6.131cm"/>
    </style:style>
    <style:style style:name="co6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9.433cm"/>
    </style:style>
    <style:style style:name="co8" style:family="table-column">
      <style:table-column-properties fo:break-before="auto" style:column-width="4.634cm"/>
    </style:style>
    <style:style style:name="co9" style:family="table-column">
      <style:table-column-properties fo:break-before="auto" style:column-width="4.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3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/>
          <table:table-cell office:value-type="string">
            <text:p>Name: sceneBattleGround</text:p>
          </table:table-cell>
          <table:table-cell office:value-type="string">
            <text:p>Type: Level/Scene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Drag “Modes-&gt;Place(icon)-&gt;All Classes-&gt;Landscape” to the viewport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In “Modes-&gt;Landscape(icon)-Manage(icon)” click “Create”</text:p>
          </table:table-cell>
          <table:table-cell table:number-columns-repeated="3"/>
        </table:table-row>
        <table:table-row table:style-name="ro2" table:number-rows-repeated="14">
          <table:table-cell table:number-columns-repeated="8"/>
        </table:table-row>
        <table:table-row table:style-name="ro2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Settings/Options: “C++”, “Basic Code”, “Desktop/Console”, “Maximum Quality”, “With Starter Content”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ttings/Options: Enter data in “Main Ribbon-&gt;Settings-&gt;Project Settings-&gt;Description, Publisher-data”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ettings/Options: Enter data in “Main Ribbon-&gt;Settings-&gt;Project Settings-&gt;Description, Legal-data” (for Copyright messages in source code)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Name: BuildingEscape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Name: blueprintGameModeBuildingEscape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Right Click on “Content Browser-&gt;C++ Classes-&gt;BuildingEscape-&gt;BuildingEscapeGameMode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“Details-&gt;Classes-&gt;Default Pawn Class”=blueprintPawnDefaul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other chang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uildingEscape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Name: sceneRoom</text:p>
          </table:table-cell>
          <table:table-cell office:value-type="string">
            <text:p>Type: Level/Scene</text:p>
          </table:table-cell>
          <table:table-cell office:value-type="string">
            <text:p>Settings/Options: “Default”, “Don't Save Content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ettings/Options: “Main Menu-&gt;File-&gt;Save As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ettings/Options: “Main Ribbon-&gt;Settings-&gt;Project Settings-&gt;Maps &amp; Modes-&gt;Game Default Map”=sceneRoom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ettings/Options: “Main Ribbon-&gt;Settings-&gt;Project Settings-&gt;Maps &amp; Modes-&gt;Editor Startup Map”=sceneRoom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3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-12-2016</text:date>, <text:time>17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6-12-04T17:42:11.47</dc:date>
    <dc:creator>Gerard de Vries</dc:creator>
    <meta:editing-duration>P4DT1H19M14S</meta:editing-duration>
    <meta:editing-cycles>246</meta:editing-cycles>
    <meta:document-statistic meta:table-count="3" meta:cell-count="344" meta:object-count="0"/>
  </office:meta>
</office:document-meta>
</file>